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576in" style:rel-column-width="5460*"/>
    </style:style>
    <style:style style:name="Table1.B" style:family="table-column">
      <style:table-column-properties style:column-width="0.5576in" style:rel-column-width="5461*"/>
    </style:style>
    <style:style style:name="Table1.D" style:family="table-column">
      <style:table-column-properties style:column-width="0.5576in" style:rel-column-width="5462*"/>
    </style:style>
    <style:style style:name="Table1.L" style:family="table-column">
      <style:table-column-properties style:column-width="0.5583in" style:rel-column-width="54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e49f5" officeooo:paragraph-rsid="000e49f5"/>
    </style:style>
    <style:style style:name="P2" style:family="paragraph" style:parent-style-name="Table_20_Contents">
      <style:text-properties officeooo:rsid="000e49f5" officeooo:paragraph-rsid="000e49f5"/>
    </style:style>
    <style:style style:name="P3" style:family="paragraph" style:parent-style-name="Standard">
      <style:text-properties officeooo:rsid="000e49f5" officeooo:paragraph-rsid="000e49f5"/>
    </style:style>
    <style:style style:name="P4" style:family="paragraph" style:parent-style-name="Standard">
      <style:text-properties officeooo:rsid="00114818" officeooo:paragraph-rsid="00114818"/>
    </style:style>
    <style:style style:name="P5" style:family="paragraph" style:parent-style-name="Standard">
      <style:text-properties officeooo:paragraph-rsid="00114818"/>
    </style:style>
    <style:style style:name="P6" style:family="paragraph" style:parent-style-name="Standard">
      <style:text-properties officeooo:rsid="0011d94d" officeooo:paragraph-rsid="0011d94d"/>
    </style:style>
    <style:style style:name="P7" style:family="paragraph" style:parent-style-name="Standard">
      <style:text-properties officeooo:rsid="0011d94d" officeooo:paragraph-rsid="0013e2bd"/>
    </style:style>
    <style:style style:name="P8" style:family="paragraph" style:parent-style-name="Standard">
      <style:text-properties officeooo:rsid="0013e2bd" officeooo:paragraph-rsid="0013e2bd"/>
    </style:style>
    <style:style style:name="P9" style:family="paragraph" style:parent-style-name="Standard">
      <style:text-properties fo:font-weight="bold" officeooo:rsid="0013e2bd" officeooo:paragraph-rsid="0013e2bd" style:font-weight-asian="bold" style:font-weight-complex="bold"/>
    </style:style>
    <style:style style:name="P10" style:family="paragraph" style:parent-style-name="Standard">
      <style:text-properties fo:font-weight="bold" officeooo:rsid="00114818" officeooo:paragraph-rsid="00114818" style:font-weight-asian="bold" style:font-weight-complex="bold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228b22" style:font-name="lucidatypewriter" fo:font-size="10pt" officeooo:rsid="00114818" style:font-size-asian="10pt"/>
    </style:style>
    <style:style style:name="T5" style:family="text">
      <style:text-properties officeooo:rsid="00139ebb"/>
    </style:style>
    <style:style style:name="T6" style:family="text">
      <style:text-properties officeooo:rsid="0013e2bd"/>
    </style:style>
    <style:style style:name="T7" style:family="text">
      <style:text-properties officeooo:rsid="0014c8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sibility checks:</text:p>
      <text:p text:style-name="P1"/>
      <text:p text:style-name="P1">binært representasjon på om alle ruter/calls er besvart? </text:p>
      <text:p text:style-name="P1">1<text:tab/> <text:s text:c="3"/>2 <text:s text:c="9"/>3 <text:s text:c="11"/>4 <text:s text:c="11"/>5 <text:s text:c="10"/>6 <text:s text:c="10"/>7 <text:s text:c="10"/>8 <text:s text:c="12"/>9 <text:s text:c="11"/>... <text:s text:c="8"/>17 <text:s text:c="9"/>18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B" table:number-columns-repeated="3"/>
        <table:table-column table:style-name="Table1.A"/>
        <table:table-column table:style-name="Table1.D"/>
        <table:table-column table:style-name="Table1.B"/>
        <table:table-column table:style-name="Table1.L"/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...</text:p>
          </table:table-cell>
          <table:table-cell table:style-name="Table1.A1" office:value-type="string">
            <text:p text:style-name="P2">1</text:p>
          </table:table-cell>
          <table:table-cell table:style-name="Table1.L1" office:value-type="string">
            <text:p text:style-name="P2">1</text:p>
          </table:table-cell>
        </table:table-row>
      </table:table>
      <text:p text:style-name="P1"/>
      <text:p text:style-name="P1">1 = true = besvart? Evtl motsatt 1 = ikke besvart.. sjekk da om den binære strengen blir 0 til slutt hvis ikke er ikke alle besvart og løsningen er ikke feasible..</text:p>
      <text:p text:style-name="P1"/>
      <text:p text:style-name="P10">Generating random nonrepeatable solutions:</text:p>
      <text:p text:style-name="P4">I matlab er dette veldig lett, bruker en rng som gjør at jeg overstyrer random generatoren og som «tvinger» den til alltid å gi en ny «state» (også samme state for hver gang jeg kjører scriptet). Gjør da en for-loop hvor jeg gir rng et tall fra 1-1000 (eller 10000 alt etter hvor mange iterasjoner jeg velger å ha). Dette vil gi generatoren en ny state for hver gang og aldri gi den samme løsningen.</text:p>
      <text:p text:style-name="P4"/>
      <text:p text:style-name="P4">Koden blir da så enkel i matlab:</text:p>
      <text:p text:style-name="P5"><text:span text:style-name="T1">for</text:span><text:span text:style-name="T2"> i=1:1000</text:span></text:p>
      <text:p text:style-name="Standard"><text:span text:style-name="T2"><text:s text:c="4"/>rng(i); </text:span><text:span text:style-name="T3">%doing a for loop with rng 1-n secures that each call sequence generated is different from the last.</text:span></text:p>
      <text:p text:style-name="Standard"><text:span text:style-name="T2"><text:s text:c="4"/>rd_calls = randi(6,18,1); </text:span><text:span text:style-name="T3">%generating a 18x1 matrix </text:span><text:span text:style-name="T4">of integers </text:span><text:span text:style-name="T3">between 1 and </text:span><text:span text:style-name="T4">6</text:span></text:p>
      <text:p text:style-name="Standard"><text:span text:style-name="T2"><text:s text:c="4"/></text:span></text:p>
      <text:p text:style-name="Standard"><text:span text:style-name="T2"><text:s text:c="4"/></text:span><text:span text:style-name="T3">%her mÃ¥ jeg kjÃ¸re feasibility check "metoden" som lagrer aksepterte</text:span></text:p>
      <text:p text:style-name="Standard"><text:span text:style-name="T2"><text:s text:c="4"/></text:span><text:span text:style-name="T3">%lÃ¸sninger</text:span></text:p>
      <text:p text:style-name="Standard"><text:span text:style-name="T1">end</text:span></text:p>
      <text:p text:style-name="Standard"/>
      <text:p text:style-name="P5"><text:span text:style-name="T1"/></text:p>
      <text:p text:style-name="P9">Feasibility check:</text:p>
      <text:p text:style-name="P4"/>
      <text:p text:style-name="P4">Tenker også å ha en matrise med accepted calls som har passert feasibility check’ene men jobber enda med disse.</text:p>
      <text:p text:style-name="P4"/>
      <text:p text:style-name="P6">Hva trenger jeg å sjekke ift feasibility?</text:p>
      <text:p text:style-name="P6"><text:s/>- Det aller første er å sjekke om hver bil kan svare på call’en <text:span text:style-name="T5">altså om de er inneholdt i arrayen veh_call.</text:span></text:p>
      <text:p text:style-name="P6">- Det neste er å generere for hver bil hvilke mulige matriser jeg har for <text:span text:style-name="T5">hver </text:span>levering. </text:p>
      <text:p text:style-name="P7">- <text:span text:style-name="T6">Så er vel det beste å sjekke hvilke av løsningene som er mulig med bilens kapasitet.</text:span></text:p>
      <text:p text:style-name="P7"><text:span text:style-name="T6">- så må man sjekke om det er mulig for hver bil å gjøre en av leveringene innen spesifisert tid.</text:span></text:p>
      <text:p text:style-name="P7"/>
      <text:p text:style-name="P9">Objective funksjon:</text:p>
      <text:p text:style-name="P8"><text:s/>- Her vil jeg bare regner ut totale kostnader basert på hvilke calls som blir levert med kostnadene som hører med. Og plusse på <text:span text:style-name="T7">kostnadene til</text:span> de rutene som ikke blir levert.. <text:span text:style-name="T7">burde være ganske rett frem og man kan muligens løse mye av det med matrise multiplikasjon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8:39:22.507222087</meta:creation-date>
    <meta:editing-duration>PT3H44M46S</meta:editing-duration>
    <meta:editing-cycles>4</meta:editing-cycles>
    <meta:generator>LibreOffice/5.1.6.2$Linux_X86_64 LibreOffice_project/10m0$Build-2</meta:generator>
    <dc:date>2018-02-15T22:07:26.736931603</dc:date>
    <meta:document-statistic meta:table-count="1" meta:image-count="0" meta:object-count="0" meta:page-count="1" meta:paragraph-count="35" meta:word-count="352" meta:character-count="1999" meta:non-whitespace-character-count="1551"/>
  </office:meta>
</office:document-meta>
</file>